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fo:language="bg" fo:country="BG"/>
    </style:style>
    <style:style style:name="P2" style:parent-style-name="Normal" style:family="paragraph">
      <style:text-properties fo:font-size="14pt" style:font-size-asian="14pt" fo:language="bg" fo:country="BG"/>
    </style:style>
    <style:style style:name="P3" style:parent-style-name="Normal" style:family="paragraph">
      <style:text-properties fo:font-size="14pt" style:font-size-asian="14pt" fo:language="bg" fo:country="BG"/>
    </style:style>
    <style:style style:name="P4" style:parent-style-name="Normal" style:family="paragraph">
      <style:text-properties fo:font-size="14pt" style:font-size-asian="14pt" fo:language="bg" fo:country="BG"/>
    </style:style>
    <style:style style:name="T5" style:parent-style-name="DefaultParagraphFont" style:family="text">
      <style:text-properties fo:font-size="14pt" style:font-size-asian="14pt" fo:language="bg" fo:country="BG"/>
    </style:style>
    <style:style style:name="T6" style:parent-style-name="DefaultParagraphFont" style:family="text">
      <style:text-properties fo:font-size="14pt" style:font-size-asian="14pt" fo:language="bg" fo:country="BG"/>
    </style:style>
    <style:style style:name="T7" style:parent-style-name="DefaultParagraphFont" style:family="text">
      <style:text-properties fo:font-size="14pt" style:font-size-asian="14pt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font-size="14pt" style:font-size-asian="14pt" fo:language="bg" fo:country="BG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 fo:language="bg" fo:country="BG"/>
    </style:style>
    <style:style style:name="T12" style:parent-style-name="DefaultParagraphFont" style:family="text">
      <style:text-properties fo:font-size="14pt" style:font-size-asian="14pt"/>
    </style:style>
    <style:style style:name="P13" style:parent-style-name="ListParagraph" style:list-style-name="LFO1" style:family="paragraph">
      <style:text-properties fo:font-size="14pt" style:font-size-asian="14pt" fo:language="bg" fo:country="BG"/>
    </style:style>
    <style:style style:name="P14" style:parent-style-name="Normal" style:family="paragraph">
      <style:text-properties fo:font-size="14pt" style:font-size-asian="14pt" fo:language="bg" fo:country="BG"/>
    </style:style>
    <style:style style:name="P15" style:parent-style-name="Normal" style:family="paragraph">
      <style:text-properties fo:font-size="14pt" style:font-size-asian="14pt" fo:language="bg" fo:country="BG"/>
    </style:style>
    <style:style style:name="P16" style:parent-style-name="Normal" style:family="paragraph">
      <style:text-properties fo:font-size="14pt" style:font-size-asian="14pt" fo:language="bg" fo:country="BG"/>
    </style:style>
    <style:style style:name="T17" style:parent-style-name="DefaultParagraphFont" style:family="text">
      <style:text-properties fo:font-size="14pt" style:font-size-asian="14pt" fo:language="bg" fo:country="BG"/>
    </style:style>
    <style:style style:name="T18" style:parent-style-name="DefaultParagraphFont" style:family="text">
      <style:text-properties fo:font-size="14pt" style:font-size-asian="14pt" fo:language="bg" fo:country="BG"/>
    </style:style>
    <style:style style:name="T19" style:parent-style-name="DefaultParagraphFont" style:family="text">
      <style:text-properties fo:font-size="14pt" style:font-size-asian="14pt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size="14pt" style:font-size-asian="14pt" fo:language="bg" fo:country="BG"/>
    </style:style>
    <style:style style:name="T22" style:parent-style-name="DefaultParagraphFont" style:family="text">
      <style:text-properties fo:font-size="14pt" style:font-size-asian="14pt"/>
    </style:style>
    <style:style style:name="T23" style:parent-style-name="DefaultParagraphFont" style:family="text">
      <style:text-properties fo:font-size="14pt" style:font-size-asian="14pt" fo:language="bg" fo:country="BG"/>
    </style:style>
    <style:style style:name="T24" style:parent-style-name="DefaultParagraphFont" style:family="text">
      <style:text-properties fo:font-size="14pt" style:font-size-asian="14pt"/>
    </style:style>
    <style:style style:name="T25" style:parent-style-name="DefaultParagraphFont" style:family="text">
      <style:text-properties fo:font-size="14pt" style:font-size-asian="14pt" fo:language="bg" fo:country="BG"/>
    </style:style>
    <style:style style:name="T26" style:parent-style-name="DefaultParagraphFont" style:family="text">
      <style:text-properties fo:font-size="14pt" style:font-size-asian="14pt"/>
    </style:style>
    <style:style style:name="T27" style:parent-style-name="DefaultParagraphFont" style:family="text">
      <style:text-properties fo:font-size="14pt" style:font-size-asian="14pt" fo:language="bg" fo:country="BG"/>
    </style:style>
    <style:style style:name="T28" style:parent-style-name="DefaultParagraphFont" style:family="text">
      <style:text-properties fo:font-size="14pt" style:font-size-asian="14pt"/>
    </style:style>
    <style:style style:name="P29" style:parent-style-name="ListParagraph" style:list-style-name="LFO1" style:family="paragraph">
      <style:text-properties fo:font-size="14pt" style:font-size-asian="14pt" fo:language="bg" fo:country="BG"/>
    </style:style>
    <style:style style:name="P30" style:parent-style-name="ListParagraph" style:list-style-name="LFO1" style:family="paragraph">
      <style:text-properties fo:font-size="14pt" style:font-size-asian="14pt" fo:language="bg" fo:country="BG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font-size="14pt" style:font-size-asian="14pt" fo:language="bg" fo:country="BG"/>
    </style:style>
    <style:style style:name="T33" style:parent-style-name="DefaultParagraphFont" style:family="text">
      <style:text-properties fo:font-size="14pt" style:font-size-asian="14pt"/>
    </style:style>
    <style:style style:name="P34" style:parent-style-name="ListParagraph" style:list-style-name="LFO1" style:family="paragraph">
      <style:text-properties fo:font-size="14pt" style:font-size-asian="14pt" fo:language="bg" fo:country="BG"/>
    </style:style>
    <style:style style:name="P35" style:parent-style-name="ListParagraph" style:list-style-name="LFO1" style:family="paragraph">
      <style:text-properties fo:font-size="14pt" style:font-size-asian="14pt" fo:language="bg" fo:country="BG"/>
    </style:style>
    <style:style style:name="P36" style:parent-style-name="ListParagraph" style:list-style-name="LFO1" style:family="paragraph">
      <style:text-properties fo:font-size="14pt" style:font-size-asian="14pt" fo:language="bg" fo:country="BG"/>
    </style:style>
    <style:style style:name="P37" style:parent-style-name="Normal" style:family="paragraph">
      <style:text-properties fo:font-size="14pt" style:font-size-asian="14pt" fo:language="bg" fo:country="BG"/>
    </style:style>
    <style:style style:name="T38" style:parent-style-name="DefaultParagraphFont" style:family="text">
      <style:text-properties fo:font-size="14pt" style:font-size-asian="14pt" fo:language="bg" fo:country="BG"/>
    </style:style>
    <style:style style:name="T39" style:parent-style-name="DefaultParagraphFont" style:family="text">
      <style:text-properties fo:font-size="14pt" style:font-size-asian="14pt" fo:language="bg" fo:country="BG"/>
    </style:style>
    <style:style style:name="T40" style:parent-style-name="DefaultParagraphFont" style:family="text">
      <style:text-properties fo:font-size="14pt" style:font-size-asian="14pt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size="14pt" style:font-size-asian="14pt" fo:language="bg" fo:country="BG"/>
    </style:style>
    <style:style style:name="T43" style:parent-style-name="DefaultParagraphFont" style:family="text">
      <style:text-properties fo:font-size="14pt" style:font-size-asian="14pt"/>
    </style:style>
    <style:style style:name="T44" style:parent-style-name="DefaultParagraphFont" style:family="text">
      <style:text-properties fo:font-size="14pt" style:font-size-asian="14pt" fo:language="bg" fo:country="BG"/>
    </style:style>
    <style:style style:name="T45" style:parent-style-name="DefaultParagraphFont" style:family="text">
      <style:text-properties fo:font-size="14pt" style:font-size-asian="14pt"/>
    </style:style>
    <style:style style:name="T46" style:parent-style-name="DefaultParagraphFont" style:family="text">
      <style:text-properties fo:font-size="14pt" style:font-size-asian="14pt" fo:language="bg" fo:country="BG"/>
    </style:style>
    <style:style style:name="T47" style:parent-style-name="DefaultParagraphFont" style:family="text">
      <style:text-properties fo:font-size="14pt" style:font-size-asian="14pt" fo:language="bg" fo:country="BG"/>
    </style:style>
    <style:style style:name="T48" style:parent-style-name="DefaultParagraphFont" style:family="text">
      <style:text-properties fo:font-size="14pt" style:font-size-asian="14pt" fo:language="bg" fo:country="BG"/>
    </style:style>
    <style:style style:name="T49" style:parent-style-name="DefaultParagraphFont" style:family="text">
      <style:text-properties fo:font-size="14pt" style:font-size-asian="14pt"/>
    </style:style>
    <style:style style:name="P50" style:parent-style-name="ListParagraph" style:list-style-name="LFO1" style:family="paragraph">
      <style:text-properties fo:font-size="14pt" style:font-size-asian="14pt" fo:language="bg" fo:country="BG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fo:font-size="14pt" style:font-size-asian="14pt" fo:language="bg" fo:country="BG"/>
    </style:style>
    <style:style style:name="T53" style:parent-style-name="DefaultParagraphFont" style:family="text">
      <style:text-properties fo:font-size="14pt" style:font-size-asian="14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fo:font-size="14pt" style:font-size-asian="14pt" fo:language="bg" fo:country="BG"/>
    </style:style>
  </office:automatic-styles>
  <office:body>
    <office:text text:use-soft-page-breaks="true">
      <text:p text:style-name="P1">Упражнения<text:s/>за самостоятелна работа и<text:s/>изучаване на<text:s/>РОС</text:p>
      <text:p text:style-name="P2"/>
      <text:p text:style-name="P3">За да изпълните<text:s/>упражненията<text:s/>по долу прегледайте уроците за работа с РОС</text:p>
      <text:p text:style-name="P4"/>
      <text:p text:style-name="Normal"><text:span text:style-name="T5">Упражнение</text:span><text:span text:style-name="T6"><text:s/>1. Теле-управление на<text:s/></text:span><text:span text:style-name="T7">Turtlebot2</text:span></text:p>
      <text:list text:style-name="LFO1" text:continue-numbering="true">
        <text:list-item>
          <text:p text:style-name="P8"><text:span text:style-name="T9">Стартирай симулационната програма на<text:s/></text:span><text:span text:style-name="T10">Turtlebot2</text:span><text:span text:style-name="T11"><text:s/>в<text:s/></text:span><text:span text:style-name="T12">Gazebo</text:span></text:p>
        </text:list-item>
        <text:list-item>
          <text:p text:style-name="P13">Стартирай пакета за теле-управление на робота чрез клавиатура</text:p>
        </text:list-item>
      </text:list>
      <text:p text:style-name="P14">Като използваш клавишите от клавиатурата обиколи с робота около предметите.</text:p>
      <text:p text:style-name="P15">Използвай различни скорости на движение като започнеш от най-ниската и достигнеш до максималната.</text:p>
      <text:p text:style-name="P16"/>
      <text:p text:style-name="Normal"><text:span text:style-name="T17">Упражнение<text:s/></text:span><text:span text:style-name="T18">2. Картографиране и автономна навигация с<text:s/></text:span><text:span text:style-name="T19">Turtlebot3</text:span></text:p>
      <text:list text:style-name="LFO1" text:continue-numbering="true">
        <text:list-item>
          <text:p text:style-name="P20"><text:span text:style-name="T21">Стартирай симулационната програма на<text:s/></text:span><text:span text:style-name="T22">Turtlebot3</text:span><text:span text:style-name="T23"><text:s/>в<text:s/></text:span><text:span text:style-name="T24">Gazebo</text:span><text:span text:style-name="T25"><text:s/>като използваш един от следните варианти:<text:s/></text:span><text:span text:style-name="T26">turtlebot3_house</text:span><text:span text:style-name="T27"><text:s/>или<text:s/></text:span><text:span text:style-name="T28">turtlebot3_world</text:span></text:p>
        </text:list-item>
        <text:list-item>
          <text:p text:style-name="P29">Стартирай пакета за теле-управление на робота чрез клавиатура</text:p>
        </text:list-item>
        <text:list-item>
          <text:p text:style-name="P30">Стартирай пакета за картографиране и направи карта на избрания свят</text:p>
        </text:list-item>
        <text:list-item>
          <text:p text:style-name="P31"><text:span text:style-name="T32">Запамети направената карта според инструкциите за работа с<text:s/></text:span><text:span text:style-name="T33">Turtlebot3</text:span></text:p>
        </text:list-item>
        <text:list-item>
          <text:p text:style-name="P34">Стартиран навигационния пакет със запаметената карта</text:p>
        </text:list-item>
        <text:list-item>
          <text:p text:style-name="P35">Задай правилна първоначална позиция на робота, така че да е готов за автономна работа</text:p>
        </text:list-item>
        <text:list-item>
          <text:p text:style-name="P36">Задай пет произволни желани позиции, до които робота да се придвижи. Изчакай достигането на всяка от позициите и проследи и робота достига успешно до заданията.</text:p>
        </text:list-item>
      </text:list>
      <text:p text:style-name="P37"/>
      <text:p text:style-name="Normal"><text:span text:style-name="T38">Упражнение<text:s/></text:span><text:span text:style-name="T39">3. Навигация с робота<text:s/></text:span><text:span text:style-name="T40">Husky</text:span></text:p>
      <text:list text:style-name="LFO1" text:continue-numbering="true">
        <text:list-item>
          <text:p text:style-name="P41"><text:span text:style-name="T42">Стартирай симулационната програма на<text:s/></text:span><text:span text:style-name="T43">Husky</text:span><text:span text:style-name="T44"><text:s/>в<text:s/></text:span><text:span text:style-name="T45">Gazebo</text:span><text:span text:style-name="T46"><text:s/>като използваш<text:s/></text:span><text:span text:style-name="T47">следната симулация</text:span><text:span text:style-name="T48">:<text:s/></text:span><text:span text:style-name="T49">husky_playpen</text:span></text:p>
        </text:list-item>
        <text:list-item>
          <text:p text:style-name="P50">Стартирай пакета за теле-управление на робота чрез клавиатура</text:p>
        </text:list-item>
        <text:list-item>
          <text:p text:style-name="P51"><text:span text:style-name="T52">Стартирай програмите за работа на робота в режим<text:s/></text:span><text:span text:style-name="T53">Frontier Exploration</text:span></text:p>
        </text:list-item>
        <text:list-item>
          <text:p text:style-name="P54"><text:span text:style-name="T55">Задай пет различни желани позиции, до които робота да достигне, наблюдавай поведението на робота и отбележи успешните опити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0833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798in" fo:margin-left="0.9798in" fo:margin-bottom="0.9798in" fo:margin-right="0.97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is Chikurtev</meta:initial-creator>
    <dc:creator>Denis Chikurtev</dc:creator>
    <meta:creation-date>2021-10-05T07:53:00Z</meta:creation-date>
    <dc:date>2021-10-05T08:18:00Z</dc:date>
    <meta:template xlink:href="Normal.dotm" xlink:type="simple"/>
    <meta:editing-cycles>5</meta:editing-cycles>
    <meta:editing-duration>PT1260S</meta:editing-duration>
    <meta:document-statistic meta:page-count="1" meta:paragraph-count="3" meta:word-count="233" meta:character-count="1562" meta:row-count="11" meta:non-whitespace-character-count="1332"/>
  </office:meta>
</office:document-meta>
</file>